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DAB7FD57B46FBDD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245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D600000349DAB7FD57B46FBDDD.png" xlink:type="simple" xlink:show="embed" xlink:actuate="onLoad">
            <text:p/>
          </draw:image>
        </draw:frame>
        <draw:frame draw:style-name="gr2" draw:text-style-name="P6" draw:layer="layout" svg:width="21.902cm" svg:height="11.495cm" svg:x="3.049cm" svg:y="3.255cm">
          <draw:text-box>
            <text:p text:style-name="P2"><text:span text:style-name="T1">Le naufrage</text:span></text:p>
            <text:p text:style-name="P2"><text:span text:style-name="T2">(Actes 27.1–28.10)</text:span></text:p>
            <text:p text:style-name="P2"><text:span text:style-name="T3">_________________</text:span></text:p>
            <text:p text:style-name="P3"><text:span text:style-name="T4">%language%</text:span></text:p>
            <text:p text:style-name="P4"><text:span text:style-name="T5">[%lang-code%]</text:span></text:p>
            <text:p text:style-name="P5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1T14:15:54.479000000</dc:date>
    <meta:editing-duration>PT48M35S</meta:editing-duration>
    <meta:editing-cycles>30</meta:editing-cycles>
    <meta:generator>LibreOffice/5.4.7.2$Windows_X86_64 LibreOffice_project/c838ef25c16710f8838b1faec480ebba495259d0</meta:generator>
    <meta:document-statistic meta:object-count="2"/>
  </office:meta>
</office:document-meta>
</file>